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filter="enabled" dr3d:diffuse-color="#00b8ff" dr3d:emissive-color="#0a0a1e" dr3d:specular-color="#c8c8c8" dr3d:shininess="20%" dr3d:shadow="hidden"/>
    </style:style>
  </office:automatic-styles>
  <office:body>
    <office:drawing>
      <draw:page draw:name="page1" draw:style-name="dp1" draw:master-page-name="Default">
        <office:forms form:automatic-focus="false" form:apply-design-mode="false"/>
        <dr3d:scene draw:style-name="gr1" svg:width="10.514cm" svg:height="10.521cm" svg:x="5.25cm" svg:y="9.5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-0.471487027134874 0.722537610942541 0.5056079350810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k Kürten</meta:initial-creator>
    <meta:creation-date>2008-02-03T00:59:06</meta:creation-date>
    <dc:creator>Frank Kürten</dc:creator>
    <dc:date>2008-02-03T01:09:47</dc:date>
    <meta:editing-cycles>1</meta:editing-cycles>
    <meta:editing-duration>PT10M4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